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831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1.411cm"/>
    </style:style>
    <style:style style:name="co26" style:family="table-column">
      <style:table-column-properties fo:break-before="auto" style:column-width="7.38cm"/>
    </style:style>
    <style:style style:name="co27" style:family="table-column">
      <style:table-column-properties fo:break-before="auto" style:column-width="7.908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14.457cm"/>
    </style:style>
    <style:style style:name="co30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3.475cm" fo:break-before="auto" style:use-optimal-row-height="true"/>
    </style:style>
    <style:style style:name="ro36" style:family="table-row">
      <style:table-row-properties style:row-height="1.42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27T09:36:12.79">
            <text:p>0327 <text:s/>93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27T09:36:12.79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2.79">
            <text:p>0327 <text:s/>93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7">
            <text:p>0327 <text:s/>93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7">
            <text:p>0327 <text:s/>93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7">
            <text:p>0327 <text:s/>93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8">
            <text:p>0327 <text:s/>93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8">
            <text:p>0327 <text:s/>93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8">
            <text:p>0327 <text:s/>93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8">
            <text:p>0327 <text:s/>93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9">
            <text:p>0327 <text:s/>93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89">
            <text:p>0327 <text:s/>93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">
            <text:p>0327 <text:s/>93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">
            <text:p>0327 <text:s/>93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">
            <text:p>0327 <text:s/>93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">
            <text:p>0327 <text:s/>93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">
            <text:p>0327 <text:s/>93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2.91">
            <text:p>0327 <text:s/>93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7T09:36:12.91">
            <text:p>0327 <text:s/>936</text:p>
          </table:table-cell>
          <table:table-cell table:style-name="ce4" table:formula="of:=NOW()" office:value-type="date" office:date-value="2021-03-27T09:36:12.91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2.91">
            <text:p>0327 <text:s/>93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7T09:36:12.99">
            <text:p>2021/3/27 9:3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7T09:36:12.99">
            <text:p>2021/3/27 9:3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7T09:36:12.99">
            <text:p>2021/3/27 9: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7">
            <text:p>3月27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7T09:36:12.99">
            <text:p>0327 <text:s/>93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7T09:36:12.99">
            <text:p>0327 <text:s/>936</text:p>
          </table:table-cell>
          <table:table-cell table:style-name="ce20" table:formula="of:=NOW()" office:value-type="date" office:date-value="2021-03-27T09:36:12.99">
            <text:p>0327 <text:s/>93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7">
            <text:p>0327 <text:s/>93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08">
            <text:p>0327 <text:s/>93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7T09:36:13.08">
            <text:p>0327 <text:s/>936</text:p>
          </table:table-cell>
          <table:table-cell table:style-name="ce4" table:formula="of:=NOW()" office:value-type="date" office:date-value="2021-03-27T09:36:13.08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3.08">
            <text:p>0327 <text:s/>93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6">
            <text:p>0327 <text:s/>93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7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7T09:36:13.18">
            <text:p>0327 <text:s/>936</text:p>
          </table:table-cell>
          <table:table-cell table:style-name="ce4" table:formula="of:=NOW()" office:value-type="date" office:date-value="2021-03-27T09:36:13.18">
            <text:p>0327 <text:s/>93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default-cell-style-name="ce14"/>
        <table:table-column table:style-name="co6" table:default-cell-style-name="ce14"/>
        <table:table-column table:style-name="co21" table:number-columns-repeated="12" table:default-cell-style-name="ce14"/>
        <table:table-column table:style-name="co6" table:default-cell-style-name="ce14"/>
        <table:table-column table:style-name="co2" table:number-columns-repeated="1002" table:default-cell-style-name="ce14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4">
            <text:p>4</text:p>
          </table:table-cell>
          <table:table-cell table:formula="of:=COUNTIF([.O3:.O51];&quot;x&quot;)" office:value-type="float" office:value="4">
            <text:p>4</text:p>
          </table:table-cell>
          <table:table-cell table:formula="of:=COUNTIF([.P3:.P51];&quot;x&quot;)" office:value-type="float" office:value="4">
            <text:p>4</text:p>
          </table:table-cell>
          <table:table-cell table:formula="of:=COUNTIF([.Q3:.Q51];&quot;x&quot;)" office:value-type="float" office:value="4">
            <text:p>4</text:p>
          </table:table-cell>
          <table:table-cell table:formula="of:=COUNTIF([.R3:.R51];&quot;x&quot;)" office:value-type="float" office:value="4">
            <text:p>4</text:p>
          </table:table-cell>
          <table:table-cell table:formula="of:=COUNTIF([.S3:.S51];&quot;x&quot;)" office:value-type="float" office:value="0">
            <text:p>0</text:p>
          </table:table-cell>
          <table:table-cell table:formula="of:=COUNTIF([.T3:.T51];&quot;x&quot;)" office:value-type="float" office:value="0">
            <text:p>0</text:p>
          </table:table-cell>
          <table:table-cell table:formula="of:=COUNTIF([.U3:.U51];&quot;x&quot;)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table:style-name="ce47" office:value-type="date" office:date-value="2021-03-14T09:58:24.01">
            <text:p>0314</text:p>
          </table:table-cell>
          <table:table-cell table:number-columns-repeated="2" table:style-name="ce47" office:value-type="date" office:date-value="2021-03-16T13:13:24.55">
            <text:p>0316</text:p>
          </table:table-cell>
          <table:table-cell table:style-name="ce47" office:value-type="date" office:date-value="2021-03-22T16:12:27.14">
            <text:p>0322</text:p>
          </table:table-cell>
          <table:table-cell table:style-name="ce47" office:value-type="date" office:date-value="2021-03-23T09:01:42.32">
            <text:p>0323</text:p>
          </table:table-cell>
          <table:table-cell table:style-name="ce47" office:value-type="date" office:date-value="2021-03-24T14:24:06.71">
            <text:p>0324</text:p>
          </table:table-cell>
          <table:table-cell table:style-name="ce47" office:value-type="date" office:date-value="2021-03-25T12:58:58.76">
            <text:p>0325</text:p>
          </table:table-cell>
          <table:table-cell table:style-name="ce47" office:value-type="date" office:date-value="2021-03-26T12:28:10.07">
            <text:p>0326</text:p>
          </table:table-cell>
          <table:table-cell table:style-name="ce47" office:value-type="date" office:date-value="2021-03-27T08:16:24.96">
            <text:p>0327</text:p>
          </table:table-cell>
          <table:table-cell table:style-name="ce47" table:number-columns-repeated="3"/>
          <table:table-cell table:style-name="ce20" table:formula="of:=NOW()" office:value-type="date" office:date-value="2021-03-27T09:36:13.25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6"/>
          <table:table-cell table:formula="of:=NOW()" office:value-type="date" office:date-value="2021-03-27T09:36:13.25">
            <text:p>2021/3/27 9:36</text:p>
          </table:table-cell>
          <table:table-cell table:number-columns-repeated="1002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6"/>
          <table:table-cell table:formula="of:=NOW()" office:value-type="date" office:date-value="2021-03-27T09:36:13.25">
            <text:p>2021/3/27 9:36</text:p>
          </table:table-cell>
          <table:table-cell table:number-columns-repeated="1002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 table:number-columns-repeated="2"/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3-27T09:36:13.28">
            <text:p>2021/3/27 9:36</text:p>
          </table:table-cell>
          <table:table-cell table:number-columns-repeated="1002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2"/>
        </table:table-row>
        <table:table-row table:style-name="ro23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  <text:p/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3-27">
            <text:p>3月27日</text:p>
          </table:table-cell>
          <table:table-cell table:number-columns-repeated="1002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  <text:p/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1">
            <text:p>0327 <text:s/>936</text:p>
          </table:table-cell>
          <table:table-cell table:number-columns-repeated="1002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1002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1002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table:style-name="ce20" table:formula="of:=NOW()" office:value-type="date" office:date-value="2021-03-27T09:36:13.32">
            <text:p>0327 <text:s/>936</text:p>
          </table:table-cell>
          <table:table-cell office:value-type="string">
            <text:p>*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2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0" table:formula="of:=CONCATENATE(&quot;(&quot;;MAX([.A3:.A12]);&quot;)&quot;)" office:value-type="string" office:string-value="(10)">
            <text:p>(10)</text:p>
          </table:table-cell>
          <table:table-cell table:style-name="ce50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39">
            <text:p>0327 <text:s/>936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39">
            <text:p>0327 <text:s/>93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1">
            <text:p>0327 <text:s/>93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2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3">
            <text:p>0327 <text:s/>93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3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3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3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4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4">
            <text:p>0327 <text:s/>93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5">
            <text:p>0327 <text:s/>936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6">
            <text:p>0327 <text:s/>936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6">
            <text:p>0327 <text:s/>936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6">
            <text:p>0327 <text:s/>936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6">
            <text:p>0327 <text:s/>936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6">
            <text:p>0327 <text:s/>936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47">
            <text:p>0327 <text:s/>93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7T09:36:10.31">
            <text:p>0327 <text:s/>93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7T09:36:13.47">
            <text:p>0327 <text:s/>936</text:p>
          </table:table-cell>
          <table:table-cell table:style-name="ce4" table:formula="of:=NOW()" office:value-type="date" office:date-value="2021-03-27T09:36:13.47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3.47">
            <text:p>0327 <text:s/>9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2" table:default-cell-style-name="ce1"/>
        <table:table-column table:style-name="co23" table:default-cell-style-name="ce1"/>
        <table:table-column table:style-name="co9" table:default-cell-style-name="ce1"/>
        <table:table-column table:style-name="co24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1" table:formula="of:=COUNTIF([.D3:.D51];&quot;x&quot;)" office:value-type="float" office:value="4">
            <text:p>4</text:p>
          </table:table-cell>
          <table:table-cell table:style-name="ce51" table:formula="of:=COUNTA([.E3:.E9])" office:value-type="float" office:value="6">
            <text:p>6</text:p>
          </table:table-cell>
          <table:table-cell table:style-name="ce51" table:formula="of:=COUNTA([.F3:.F9])" office:value-type="float" office:value="6">
            <text:p>6</text:p>
          </table:table-cell>
          <table:table-cell table:style-name="ce51" table:formula="of:=COUNTA([.G3:.G9])" office:value-type="float" office:value="6">
            <text:p>6</text:p>
          </table:table-cell>
          <table:table-cell table:style-name="ce51" table:formula="of:=COUNTIF([.H3:.H14];&quot;x&quot;)" office:value-type="float" office:value="7">
            <text:p>7</text:p>
          </table:table-cell>
          <table:table-cell table:style-name="ce51" table:formula="of:=COUNTIF([.I3:.I14];&quot;x&quot;)" office:value-type="float" office:value="4">
            <text:p>4</text:p>
          </table:table-cell>
          <table:table-cell table:style-name="ce51" table:formula="of:=COUNTIF([.J3:.J14];&quot;x&quot;)" office:value-type="float" office:value="4">
            <text:p>4</text:p>
          </table:table-cell>
          <table:table-cell table:style-name="ce51" table:formula="of:=COUNTIF([.K3:.K14];&quot;x&quot;)" office:value-type="float" office:value="0">
            <text:p>0</text:p>
          </table:table-cell>
          <table:table-cell table:style-name="ce51" table:formula="of:=COUNTIF([.L3:.L14];&quot;x&quot;)" office:value-type="float" office:value="0">
            <text:p>0</text:p>
          </table:table-cell>
          <table:table-cell table:style-name="ce51" table:formula="of:=COUNTIF([.M3:.M14];&quot;x&quot;)" office:value-type="float" office:value="0">
            <text:p>0</text:p>
          </table:table-cell>
          <table:table-cell table:style-name="ce51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7" office:value-type="date" office:date-value="2021-03-16T13:13:24.55">
            <text:p>0316</text:p>
          </table:table-cell>
          <table:table-cell table:style-name="ce52" office:value-type="date" office:date-value="2021-03-20T14:36:31.78">
            <text:p>0320</text:p>
          </table:table-cell>
          <table:table-cell table:style-name="ce52" office:value-type="date" office:date-value="2021-03-21T10:50:44.88">
            <text:p>0321</text:p>
          </table:table-cell>
          <table:table-cell table:style-name="ce52" office:value-type="date" office:date-value="2021-03-22T16:19:02.51">
            <text:p>0322</text:p>
          </table:table-cell>
          <table:table-cell table:style-name="ce52" office:value-type="date" office:date-value="2021-03-23T09:01:30.66">
            <text:p>0323</text:p>
          </table:table-cell>
          <table:table-cell table:style-name="ce52" office:value-type="date" office:date-value="2021-03-24T14:23:17.96">
            <text:p>0324</text:p>
          </table:table-cell>
          <table:table-cell table:style-name="ce52" office:value-type="date" office:date-value="2021-03-25T12:57:57.93">
            <text:p>0325</text:p>
          </table:table-cell>
          <table:table-cell table:style-name="ce52" table:number-columns-repeated="4"/>
          <table:table-cell table:style-name="ce4" table:formula="of:=NOW()" office:value-type="date" office:date-value="2021-03-27T09:36:13.56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7T09:36:13.56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7T09:36:13.56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7T09:36:13.56">
            <text:p>0327 <text:s/>93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7T09:36:13.56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3" office:value-type="string">
            <text:p>#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7T09:36:13.57">
            <text:p>0327 <text:s/>93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20" table:formula="of:=NOW()" office:value-type="date" office:date-value="2021-03-27T09:36:13.56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table:style-name="ce4" table:formula="of:=NOW()" office:value-type="date" office:date-value="2021-03-27T09:36:13.57">
            <text:p>0327 <text:s/>93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9" table:default-cell-style-name="ce1"/>
        <table:table-column table:style-name="co28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27T09:36:13.64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7T09:36:13.66">
            <text:p>0327 <text:s/>93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7T09:36:13.66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3.66">
            <text:p>0327 <text:s/>93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3">
            <text:p>0327 <text:s/>93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4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5">
          <table:table-cell table:style-name="ce6" office:value-type="float" office:value="1">
            <text:p>1</text:p>
          </table:table-cell>
          <table:table-cell table:style-name="ce54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6">
          <table:table-cell table:style-name="ce6" office:value-type="float" office:value="1">
            <text:p>1</text:p>
          </table:table-cell>
          <table:table-cell table:style-name="ce54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7">
          <table:table-cell table:style-name="ce6" office:value-type="float" office:value="3">
            <text:p>3</text:p>
          </table:table-cell>
          <table:table-cell table:style-name="ce54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4">
            <text:p>0327 <text:s/>936</text:p>
          </table:table-cell>
          <table:table-cell table:number-columns-repeated="1014"/>
        </table:table-row>
        <table:table-row table:style-name="ro38">
          <table:table-cell table:style-name="ce6" office:value-type="float" office:value="2">
            <text:p>2</text:p>
          </table:table-cell>
          <table:table-cell table:style-name="ce54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7T09:36:13.75">
            <text:p>0327 <text:s/>93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27T09:36:13.75">
            <text:p>0327 <text:s/>936</text:p>
          </table:table-cell>
          <table:table-cell table:style-name="ce4" table:formula="of:=NOW()" office:value-type="date" office:date-value="2021-03-27T09:36:13.75">
            <text:p>0327 <text:s/>93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7T09:36:13.75">
            <text:p>0327 <text:s/>93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B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2021/03/27</text:date>, <text:time>09:36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7T09:36:12.38</dc:date>
    <dc:creator>iwabuchi ken</dc:creator>
    <meta:editing-duration>PT14H3M30S</meta:editing-duration>
    <meta:editing-cycles>128</meta:editing-cycles>
    <meta:generator>OpenOffice/4.1.3$Win32 OpenOffice.org_project/413m1$Build-9783</meta:generator>
    <meta:document-statistic meta:table-count="10" meta:cell-count="1680" meta:object-count="0"/>
  </office:meta>
</office:document-meta>
</file>